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00000002D05790185D089EEB25.jpg" manifest:media-type="image/jpeg"/>
  <manifest:file-entry manifest:full-path="Pictures/10000201000000FB000000933D84938C52EDE55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text-align="center"/>
    </style:style>
    <style:style style:name="P5" style:family="paragraph">
      <style:paragraph-properties fo:margin-top="0.762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loext:opacity="100%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loext:opacity="100%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loext:opacity="100%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loext:opacity="100%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loext:opacity="100%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loext:opacity="100%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5790185D089EEB25.jpg" xlink:type="simple" xlink:show="embed" xlink:actuate="onLoad" draw:mime-type="image/jpeg">
            <text:p/>
          </draw:image>
        </draw:frame>
        <draw:frame draw:style-name="gr2" draw:text-style-name="P7" draw:layer="layout" svg:width="19.431cm" svg:height="10.95cm" svg:x="4.285cm" svg:y="3.8cm">
          <draw:text-box>
            <text:p text:style-name="P2"><text:span text:style-name="T1">Jesus sentenced to death</text:span></text:p>
            <text:p text:style-name="P3"><text:span text:style-name="T2">(John 19:1-16)</text:span></text:p>
            <text:p text:style-name="P4"><text:span text:style-name="T3">_________________</text:span></text:p>
            <text:p text:style-name="P5"><text:span text:style-name="T4">%language%</text:span></text:p>
            <text:p text:style-name="P3"><text:span text:style-name="T5">[%lang-code%]</text:span></text:p>
            <text:p text:style-name="P6"><text:span text:style-name="T4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3D84938C52EDE55B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1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8-02-08T14:10:56.846000000</meta:creation-date>
    <dc:date>2023-06-13T13:01:29.711000000</dc:date>
    <meta:editing-duration>PT2H25M1S</meta:editing-duration>
    <meta:editing-cycles>42</meta:editing-cycles>
    <meta:generator>LibreOffice/7.1.1.2$Windows_X86_64 LibreOffice_project/fe0b08f4af1bacafe4c7ecc87ce55bb426164676</meta:generator>
    <meta:document-statistic meta:object-count="3"/>
  </office:meta>
</office:document-meta>
</file>